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969c" officeooo:paragraph-rsid="000f969c"/>
    </style:style>
    <style:style style:name="P2" style:family="paragraph" style:parent-style-name="Standard">
      <style:paragraph-properties fo:text-align="start" style:justify-single-word="false"/>
      <style:text-properties officeooo:rsid="000f969c" officeooo:paragraph-rsid="000f969c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0623" officeooo:paragraph-rsid="001106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b509" officeooo:paragraph-rsid="0012b5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fbd6" officeooo:paragraph-rsid="0012fbd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10623" officeooo:paragraph-rsid="0011062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2b509" officeooo:paragraph-rsid="0012b50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969c" officeooo:paragraph-rsid="0012b50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2fbd6" officeooo:paragraph-rsid="0012fbd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0f969c" officeooo:paragraph-rsid="0012b50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TD2 Base de Données</text:p>
      <text:p text:style-name="P1"/>
      <text:p text:style-name="P10"><text:span text:style-name="T1">3.2.1)</text:span></text:p>
      <text:p text:style-name="P8">select titre from cours where titre="Programmation C";</text:p>
      <text:p text:style-name="P8"/>
      <text:p text:style-name="P8">select count(titre) as nbCours from cours where titre="Programmation C";</text:p>
      <text:p text:style-name="P2"/>
      <text:p text:style-name="P3">3.2.2)</text:p>
      <text:p text:style-name="P6">select count(idparticipant) </text:p>
      <text:p text:style-name="P6">as nbparticipants </text:p>
      <text:p text:style-name="P6">from cours,participants </text:p>
      <text:p text:style-name="P6">where cours.idcours = participants.idcours </text:p>
      <text:p text:style-name="P6">and session='1';</text:p>
      <text:p text:style-name="P6"/>
      <text:p text:style-name="P4">3.2.3)</text:p>
      <text:p text:style-name="P7">oui il en existe:</text:p>
      <text:p text:style-name="P7"/>
      <text:p text:style-name="P7">select titre from cours </text:p>
      <text:p text:style-name="P7">left join participants </text:p>
      <text:p text:style-name="P7">on participants.idcours = cours.idcours </text:p>
      <text:p text:style-name="P7">where participants.idcours is null;</text:p>
      <text:p text:style-name="P7"/>
      <text:p text:style-name="P5">3.2.4)</text:p>
      <text:p text:style-name="P9">select nom from participants,cours where participants.idcours = cours.idcours and niveau=1 and exists(select titre from cours where niveau = 2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7:12:15.981756235</meta:creation-date>
    <dc:date>2024-04-10T10:10:59.931644999</dc:date>
    <meta:editing-duration>PT2H38M38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1" meta:paragraph-count="18" meta:word-count="75" meta:character-count="594" meta:non-whitespace-character-count="530"/>
  </office:meta>
</office:document-meta>
</file>